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61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position="sub 58%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frame draw:style-name="gr1" draw:text-style-name="P1" draw:layer="layout" svg:width="7.068cm" svg:height="5.646cm" svg:x="7.448cm" svg:y="5.836cm">
            <draw:text-box>
              <text:p text:style-name="P1"><text:span text:style-name="T1">Gold Forces Operator</text:span></text:p>
              <text:p text:style-name="P1">K<text:span text:style-name="T2">Bob</text:span>|GFC says go</text:p>
              <text:p text:style-name="P1">Jurisdiction Statements</text:p>
              <text:p text:style-name="P1">Policy Statements</text:p>
              <text:p text:style-name="P1">Trust Assumptions</text:p>
              <text:p text:style-name="P1">------------------------------</text:p>
              <text:p text:style-name="P1">K<text:span text:style-name="T2">Dan</text:span>|GFC says abort</text:p>
            </draw:text-box>
          </draw:frame>
          <draw:custom-shape draw:style-name="gr2" draw:text-style-name="P1" draw:layer="layout" svg:width="7.107cm" svg:height="2.589cm" svg:x="0.258cm" svg:y="7.156cm">
            <text:p text:style-name="P1">K<text:span text:style-name="T2">Bob</text:span>|GFC says nogo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" draw:text-style-name="P2" draw:layer="layout" svg:width="6.208cm" svg:height="4.865cm" svg:x="21.586cm" svg:y="6.018cm">
            <draw:text-box>
              <text:p text:style-name="P1"><text:span text:style-name="T1">Weapon</text:span></text:p>
              <text:p text:style-name="P1"><text:span text:style-name="T3">K</text:span><text:span text:style-name="T4">Dan</text:span><text:span text:style-name="T3">|GFC says abort</text:span></text:p>
              <text:p text:style-name="P1"><text:span text:style-name="T3">Policy Statements</text:span></text:p>
              <text:p text:style-name="P1"><text:span text:style-name="T3">Trust Assumptions</text:span></text:p>
              <text:p text:style-name="P1"><text:span text:style-name="T3">------------------------</text:span></text:p>
              <text:p text:style-name="P1"><text:span text:style-name="T3">abort</text:span></text:p>
            </draw:text-box>
          </draw:frame>
          <draw:custom-shape draw:style-name="gr2" draw:text-style-name="P1" draw:layer="layout" svg:width="7.007cm" svg:height="2.589cm" svg:x="14.559cm" svg:y="7.156cm">
            <text:p text:style-name="P1">K<text:span text:style-name="T2">Dan</text:span>|GFC says abort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" draw:text-style-name="P1" draw:layer="layout" svg:width="7.055cm" svg:height="5.646cm" svg:x="7.449cm" svg:y="0.136cm">
            <draw:text-box>
              <text:p text:style-name="P1"><text:span text:style-name="T1">Blue Forces Operator</text:span></text:p>
              <text:p text:style-name="P1">K<text:span text:style-name="T2">Alice</text:span>|BFC says nogo</text:p>
              <text:p text:style-name="P1">Jurisdiction Statements</text:p>
              <text:p text:style-name="P1">Policy Statements</text:p>
              <text:p text:style-name="P1">Trust Assumptions</text:p>
              <text:p text:style-name="P1">------------------------------</text:p>
              <text:p text:style-name="P1">K<text:span text:style-name="T2">Carol</text:span>|BFO says abort</text:p>
            </draw:text-box>
          </draw:frame>
          <draw:custom-shape draw:style-name="gr2" draw:text-style-name="P1" draw:layer="layout" svg:width="7.208cm" svg:height="2.589cm" svg:x="0.158cm" svg:y="1.456cm">
            <text:p text:style-name="P1">K<text:span text:style-name="T2">Alice</text:span>|BFC says nogo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" draw:text-style-name="P2" draw:layer="layout" svg:width="6.377cm" svg:height="4.865cm" svg:x="21.587cm" svg:y="0.318cm">
            <draw:text-box>
              <text:p text:style-name="P1"><text:span text:style-name="T1">Weapon</text:span></text:p>
              <text:p text:style-name="P1"><text:span text:style-name="T3">K</text:span><text:span text:style-name="T4">Carol</text:span><text:span text:style-name="T3">|BFO says abort</text:span></text:p>
              <text:p text:style-name="P1"><text:span text:style-name="T3">Policy Statements</text:span></text:p>
              <text:p text:style-name="P1"><text:span text:style-name="T3">Trust Assumptions</text:span></text:p>
              <text:p text:style-name="P1"><text:span text:style-name="T3">------------------------</text:span></text:p>
              <text:p text:style-name="P1"><text:span text:style-name="T3">abort</text:span></text:p>
            </draw:text-box>
          </draw:frame>
          <draw:custom-shape draw:style-name="gr2" draw:text-style-name="P1" draw:layer="layout" svg:width="7.114cm" svg:height="2.589cm" svg:x="14.453cm" svg:y="1.456cm">
            <text:p text:style-name="P1">K<text:span text:style-name="T2">Carol</text:span>|BFO says abort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.448cm" fo:page-height="11.68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iu-Kai Chin</meta:initial-creator>
    <meta:creation-date>2011-11-06T16:26:38</meta:creation-date>
    <dc:date>2011-11-08T06:41:18</dc:date>
    <dc:creator>Shiu-Kai Chin</dc:creator>
    <meta:editing-duration>PT13M</meta:editing-duration>
    <meta:editing-cycles>8</meta:editing-cycles>
    <meta:generator>LibreOffice/3.4$Unix LibreOffice_project/340m1$Build-302</meta:generator>
    <meta:document-statistic meta:object-count="9"/>
  </office:meta>
</office:document-meta>
</file>